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 style:shadow="none"/>
    </style:style>
    <style:style style:name="TABLA_5f_CONSUMO_5f_DIRECTO.A" style:display-name="TABLA_CONSUMO_DIRECTO.A" style:family="table-column">
      <style:table-column-properties style:column-width="3in" style:rel-column-width="4320*"/>
    </style:style>
    <style:style style:name="TABLA_5f_CONSUMO_5f_DIRECTO.B" style:display-name="TABLA_CONSUMO_DIRECTO.B" style:family="table-column">
      <style:table-column-properties style:column-width="3.1806in" style:rel-column-width="4580*"/>
    </style:style>
    <style:style style:name="TABLA_5f_CONSUMO_5f_DIRECTO.C" style:display-name="TABLA_CONSUMO_DIRECTO.C" style:family="table-column">
      <style:table-column-properties style:column-width="3.9375in" style:rel-column-width="567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C1" style:display-name="TABLA_CONSUMO_DIRECTO.C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6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28453" officeooo:paragraph-rsid="00228453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38e62" officeooo:paragraph-rsid="00238e62" style:font-name-asian="Arial" style:font-size-asian="9pt" style:font-name-complex="Arial" style:font-size-complex="9pt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4d0d4" officeooo:paragraph-rsid="0024d0d4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fo:font-weight="bold" officeooo:rsid="0024d0d4" style:font-name-asian="Arial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1a555a" style:font-name-asian="Arial" style:font-size-asian="9pt" style:font-name-complex="Arial" style:font-size-complex="9pt"/>
    </style:style>
    <style:style style:name="T6" style:family="text">
      <style:text-properties style:font-name="Arial" fo:font-size="9pt" officeooo:rsid="0024d0d4" style:font-name-asian="Arial" style:font-size-asian="9pt" style:font-name-complex="Arial" style:font-size-complex="9pt"/>
    </style:style>
    <style:style style:name="T7" style:family="text">
      <style:text-properties style:font-name="Arial" fo:font-size="9pt" officeooo:rsid="0026a290" style:font-name-asian="Arial" style:font-size-asian="9pt" style:font-name-complex="Arial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/>
      <text:p text:style-name="P6"/>
      <text:p text:style-name="P7"/>
      <text:p text:style-name="P8">Teatro Nacional Cervantes</text:p>
      <text:p text:style-name="P18">Comprobante de consumo nro: 7</text:p>
      <text:p text:style-name="P3"/>
      <text:p text:style-name="P5">
        <text:span text:style-name="T1">Fecha</text:span>
        <text:span text:style-name="T4">: 08/01/2015</text:span>
      </text:p>
      <text:p text:style-name="P4"/>
      <text:p text:style-name="P4">
        <text:span text:style-name="T3">Area</text:span>
        <text:span text:style-name="T1">:</text:span>
        <text:span text:style-name="T4"> </text:span>
        <text:span text:style-name="T6">[</text:span>
        <text:span text:style-name="T7">AREA</text:span>
        <text:span text:style-name="T6">]</text:span>
      </text:p>
      <text:p text:style-name="P4">
        <text:span text:style-name="T6"/>
      </text:p>
      <text:p text:style-name="P9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row table:style-name="TABLA_5f_CONSUMO_5f_DIRECTO.1">
          <table:table-cell table:style-name="TABLA_5f_CONSUMO_5f_DIRECTO.A1" office:value-type="string">
            <text:p text:style-name="P19">Tipo de Bien</text:p>
          </table:table-cell>
          <table:table-cell table:style-name="TABLA_5f_CONSUMO_5f_DIRECTO.A1" office:value-type="string">
            <text:p text:style-name="P19">Detalle</text:p>
          </table:table-cell>
          <table:table-cell table:style-name="TABLA_5f_CONSUMO_5f_DIRECTO.C1" office:value-type="string">
            <text:p text:style-name="P10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1111</text:p>
          </table:table-cell>
          <table:table-cell table:style-name="TABLA_5f_CONSUMO_5f_DIRECTO.B2" office:value-type="string">
            <text:p text:style-name="P12">mouse optico</text:p>
          </table:table-cell>
          <table:table-cell table:style-name="TABLA_5f_CONSUMO_5f_DIRECTO.C2" office:value-type="string">
            <text:p text:style-name="P12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2">34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5555</text:p>
          </table:table-cell>
          <table:table-cell table:style-name="TABLA_5f_CONSUMO_5f_DIRECTO.B2" office:value-type="string">
            <text:p text:style-name="P12">fibron pizarra rojo</text:p>
          </table:table-cell>
          <table:table-cell table:style-name="TABLA_5f_CONSUMO_5f_DIRECTO.C2" office:value-type="string">
            <text:p text:style-name="P12">12</text:p>
          </table:table-cell>
        </table:table-row>
      </table:table>
      <text:p text:style-name="P2"/>
      <text:p text:style-name="P16"/>
      <text:p text:style-name="P16"/>
      <text:p text:style-name="P16">Obra / Proyecto al que se imputa :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5937in" svg:height="0.5728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2:23:00.888345005</dc:date>
    <meta:generator>LibreOffice/4.2.7.2$Linux_x86 LibreOffice_project/420m0$Build-2</meta:generator>
    <meta:editing-duration>PT20H35M25S</meta:editing-duration>
    <meta:editing-cycles>15</meta:editing-cycles>
    <meta:document-statistic meta:table-count="1" meta:image-count="1" meta:object-count="0" meta:page-count="1" meta:paragraph-count="11" meta:word-count="29" meta:character-count="189" meta:non-whitespace-character-count="171"/>
  </office:meta>
</office:document-meta>
</file>